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 style:data-style-name="N11">
      <style:table-cell-properties fo:border-bottom="0.06pt solid #000000" fo:background-color="#66ccff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9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innesota</text:p>
          </table:table-cell>
          <table:table-cell table:style-name="ce4" office:value-type="string" calcext:value-type="string">
            <text:p>Phoenix</text:p>
          </table:table-cell>
          <table:table-cell/>
          <table:table-cell table:style-name="ce7" office:value-type="string" calcext:value-type="string">
            <text:p>Edge</text:p>
          </table:table-cell>
          <table:table-cell table:style-name="ce10" office:value-type="percentage" office:value="0.05" calcext:value-type="percentage">
            <text:p>5.00%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5" calcext:value-type="float">
            <text:p>-225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25" calcext:value-type="float">
            <text:p>-225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1" office:value-type="string" calcext:value-type="string">
            <text:p>Avg Prob</text:p>
          </table:table-cell>
          <table:table-cell table:style-name="ce11" office:value-type="string" calcext:value-type="string">
            <text:p>Avg Prob – Edge</text:p>
          </table:table-cell>
          <table:table-cell table:style-name="ce11" office:value-type="string" calcext:value-type="string">
            <text:p>Max Odds</text:p>
          </table:table-cell>
          <table:table-cell table:style-name="ce11" office:value-type="string" calcext:value-type="string">
            <text:p>Max Implied Prob</text:p>
          </table:table-cell>
          <table:table-cell table:style-name="ce11" office:value-type="string" calcext:value-type="string">
            <text:p>Max Payoff</text:p>
          </table:table-cell>
          <table:table-cell table:style-name="ce4" office:value-type="string" calcext:value-type="string">
            <text:p>Expectation/Edge</text:p>
          </table:table-cell>
          <table:table-cell/>
          <table:table-cell table:style-name="ce20"/>
        </table:table-row>
        <table:table-row table:style-name="ro1">
          <table:table-cell/>
          <table:table-cell office:value-type="float" office:value="-235" calcext:value-type="float">
            <text:p>-235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8" table:formula="of:=+AVERAGE([.B4:.B29])" office:value-type="float" office:value="-236.769230769231" calcext:value-type="float">
            <text:p>-236.77</text:p>
          </table:table-cell>
          <table:table-cell table:style-name="ce12" table:formula="of:=(+-[.E6]/100)/(-[.E6]/100+1)" office:value-type="percentage" office:value="0.70306075833714" calcext:value-type="percentage">
            <text:p>70.31%</text:p>
          </table:table-cell>
          <table:table-cell table:style-name="ce12" table:formula="of:=+[.F6]-[.F3]" office:value-type="percentage" office:value="0.65306075833714" calcext:value-type="percentage">
            <text:p>65.31%</text:p>
          </table:table-cell>
          <table:table-cell table:style-name="ce14" table:formula="of:=+MAX([.B4:.B29])" office:value-type="float" office:value="-222" calcext:value-type="float">
            <text:p>-222</text:p>
          </table:table-cell>
          <table:table-cell table:style-name="ce12" table:formula="of:=(+-[.H6]/100)/(-[.H6]/100+1)" office:value-type="percentage" office:value="0.68944099378882" calcext:value-type="percentage">
            <text:p>68.94%</text:p>
          </table:table-cell>
          <table:table-cell table:style-name="ce16" table:formula="of:=+-100/[.H6]" office:value-type="float" office:value="0.450450450450451" calcext:value-type="float">
            <text:p>0.45</text:p>
          </table:table-cell>
          <table:table-cell table:style-name="ce18" table:formula="of:=+[.G6]*[.J6]-(1-[.G6])" office:value-type="percentage" office:value="-0.0527677288983823" calcext:value-type="percentage">
            <text:p>-5.2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40" calcext:value-type="float">
            <text:p>-24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9" table:formula="of:=+AVERAGE([.C4:.C29])" office:value-type="float" office:value="197.423076923077" calcext:value-type="float">
            <text:p>197.42</text:p>
          </table:table-cell>
          <table:table-cell table:style-name="ce13" table:formula="of:=1/(1+[.E7]/100)" office:value-type="percentage" office:value="0.336221388852968" calcext:value-type="percentage">
            <text:p>33.62%</text:p>
          </table:table-cell>
          <table:table-cell table:style-name="ce13" table:formula="of:=+[.F7]-[.F3]" office:value-type="percentage" office:value="0.286221388852968" calcext:value-type="percentage">
            <text:p>28.62%</text:p>
          </table:table-cell>
          <table:table-cell table:style-name="ce15" table:formula="of:=+MAX([.C4:.C29])" office:value-type="float" office:value="205" calcext:value-type="float">
            <text:p>205</text:p>
          </table:table-cell>
          <table:table-cell table:style-name="ce13" table:formula="of:=1/(1+[.H7]/100)" office:value-type="percentage" office:value="0.327868852459016" calcext:value-type="percentage">
            <text:p>32.79%</text:p>
          </table:table-cell>
          <table:table-cell table:style-name="ce17" table:formula="of:=+[.H7]/100" office:value-type="float" office:value="2.05" calcext:value-type="float">
            <text:p>2.05</text:p>
          </table:table-cell>
          <table:table-cell table:style-name="ce19" table:formula="of:=+[.G7]*[.J7]-(1-[.G7])" office:value-type="percentage" office:value="-0.127024763998448" calcext:value-type="percentage">
            <text:p>-12.70%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40" calcext:value-type="float">
            <text:p>-24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40" calcext:value-type="float">
            <text:p>-24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35" calcext:value-type="float">
            <text:p>-235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35" calcext:value-type="float">
            <text:p>-235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40" calcext:value-type="float">
            <text:p>-24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35" calcext:value-type="float">
            <text:p>-235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35" calcext:value-type="float">
            <text:p>-235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35" calcext:value-type="float">
            <text:p>-235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35" calcext:value-type="float">
            <text:p>-235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40" calcext:value-type="float">
            <text:p>-24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40" calcext:value-type="float">
            <text:p>-24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22" calcext:value-type="float">
            <text:p>-222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40" calcext:value-type="float">
            <text:p>-24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50" calcext:value-type="float">
            <text:p>-25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60" calcext:value-type="float">
            <text:p>-260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25" calcext:value-type="float">
            <text:p>-225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34" calcext:value-type="float">
            <text:p>-234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40" calcext:value-type="float">
            <text:p>-24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45" calcext:value-type="float">
            <text:p>-245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35" calcext:value-type="float">
            <text:p>-235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35" calcext:value-type="float">
            <text:p>-235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-235" calcext:value-type="float">
            <text:p>-235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13:22.696984968</meta:creation-date>
    <dc:date>2019-01-22T08:15:31.844199885</dc:date>
    <meta:editing-duration>PT2M9S</meta:editing-duration>
    <meta:editing-cycles>1</meta:editing-cycles>
    <meta:document-statistic meta:table-count="1" meta:cell-count="77" meta:object-count="0"/>
    <meta:generator>LibreOffice/5.1.6.2$Linux_X86_64 LibreOffice_project/10m0$Build-2</meta:generator>
  </office:meta>
</office:document-meta>
</file>